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AnnotationDiscoveryTests.annotatedServiceWithoutInterface_PTC_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AnnotationDiscoveryTests.annotatedService_PTC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edServiceWithoutInterface.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xyAnnotationDiscoveryTests.annotatedServiceWithoutInterface_PTC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AnnotationDiscoveryTests.nonAnnotatedService_PTC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AnnotationDiscoveryTests.nonAnnotatedService_PTC_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AnnotationDiscoveryTests.annotatedService_PTC_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edServiceImpl.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nAnnotatedServiceImpl.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